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.5in" style:auto-text-indent="false"/>
    </style:style>
    <style:style style:name="P2" style:family="paragraph" style:parent-style-name="Standard">
      <style:paragraph-properties fo:margin-left="1in" fo:margin-right="0in" fo:text-indent="0.5in" style:auto-text-indent="false"/>
      <style:text-properties officeooo:paragraph-rsid="000b5ea8"/>
    </style:style>
    <style:style style:name="P3" style:family="paragraph" style:parent-style-name="Standard">
      <style:text-properties officeooo:rsid="00070964" officeooo:paragraph-rsid="00070964"/>
    </style:style>
    <style:style style:name="P4" style:family="paragraph" style:parent-style-name="Standard">
      <style:text-properties fo:font-weight="normal" officeooo:rsid="00070964" officeooo:paragraph-rsid="00070964" style:font-weight-asian="normal" style:font-weight-complex="normal"/>
    </style:style>
    <style:style style:name="P5" style:family="paragraph" style:parent-style-name="Standard">
      <style:text-properties fo:font-weight="normal" officeooo:rsid="0007e8d6" officeooo:paragraph-rsid="0007e8d6" style:font-weight-asian="normal" style:font-weight-complex="normal"/>
    </style:style>
    <style:style style:name="P6" style:family="paragraph" style:parent-style-name="Standard">
      <style:text-properties officeooo:rsid="000b5ea8" officeooo:paragraph-rsid="000b5ea8"/>
    </style:style>
    <style:style style:name="P7" style:family="paragraph" style:parent-style-name="Standard">
      <style:text-properties officeooo:paragraph-rsid="000b5ea8"/>
    </style:style>
    <style:style style:name="P8" style:family="paragraph" style:parent-style-name="Standard">
      <style:text-properties officeooo:paragraph-rsid="000c24ab"/>
    </style:style>
    <style:style style:name="P9" style:family="paragraph" style:parent-style-name="Standard" style:master-page-name="Standard">
      <style:paragraph-properties style:page-number="1"/>
      <style:text-properties officeooo:rsid="000b5ea8" officeooo:paragraph-rsid="000b5ea8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text-align="center" style:justify-single-word="false"/>
      <style:text-properties officeooo:paragraph-rsid="000c24ab"/>
    </style:style>
    <style:style style:name="P12" style:family="paragraph" style:parent-style-name="Heading_20_2" style:master-page-name="">
      <loext:graphic-properties draw:fill="none"/>
      <style:paragraph-properties fo:margin-left="1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officeooo:paragraph-rsid="000c24ab"/>
    </style:style>
    <style:style style:name="P13" style:family="paragraph" style:parent-style-name="Heading_20_2">
      <loext:graphic-properties draw:fill="none"/>
      <style:paragraph-properties fo:margin-left="1in" fo:margin-right="0in" fo:margin-top="0.25in" fo:margin-bottom="0.0835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paragraph-rsid="000c24ab"/>
    </style:style>
    <style:style style:name="P14" style:family="paragraph" style:parent-style-name="Title">
      <style:paragraph-properties fo:text-align="center" style:justify-single-word="false"/>
      <style:text-properties officeooo:rsid="000b5ea8" officeooo:paragraph-rsid="000b5ea8"/>
    </style:style>
    <style:style style:name="P15" style:family="paragraph" style:parent-style-name="Title">
      <style:paragraph-properties fo:text-align="center" style:justify-single-word="false"/>
      <style:text-properties officeooo:rsid="000b5ea8" officeooo:paragraph-rsid="000c24ab"/>
    </style:style>
    <style:style style:name="P16" style:family="paragraph" style:parent-style-name="Title">
      <style:text-properties officeooo:rsid="000b5ea8" officeooo:paragraph-rsid="000c24ab"/>
    </style:style>
    <style:style style:name="T1" style:family="text">
      <style:text-properties fo:color="#ff0000"/>
    </style:style>
    <style:style style:name="T2" style:family="text">
      <style:text-properties officeooo:rsid="0007e8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24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BÁO CÁO BÀI TẬP LỚN</text:p>
      <text:p text:style-name="P12"/>
      <text:p text:style-name="P13"/>
      <text:p text:style-name="P13"/>
      <text:p text:style-name="P13"/>
      <text:p text:style-name="P13">Nhóm Rocky!:<text:tab/><text:tab/><text:tab/></text:p>
      <text:p text:style-name="P11">Nguyễn Thành Sơn – 15022886</text:p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bookmark text:name="_215xi3fz4jp5"/>I. LUỒNG XỬ LÝ</text:p>
      <text:p text:style-name="Standard"/>
      <text:p text:style-name="Heading_20_2"><text:bookmark text:name="_71p9cors92ol"/>KHỞI TẠO:</text:p>
      <text:p text:style-name="Standard"/>
      <text:p text:style-name="Standard">1. SERVER INDEX: <text:tab/>- Tạo luồng lắng nghe yêu cầu cập nhật thông tin file</text:p>
      <text:p text:style-name="P1">- Tạo luồng lắng nghe yêu cầu tìm thông tin file</text:p>
      <text:p text:style-name="P1"/>
      <text:p text:style-name="Standard">2. PEER: <text:tab/><text:tab/>- Nhập cổng dùng cho các peer khác kết nối đến </text:p>
      <text:p text:style-name="P1">- Kết nối đến SERVER INDEX và truyền thông tin file, cổng (<text:span text:style-name="T1">port</text:span>/<text:span text:style-name="T1">file</text:span>/<text:span text:style-name="T1">size</text:span>/<text:span text:style-name="T1">file</text:span>/<text:span text:style-name="T1">size</text:span>......)</text:p>
      <text:p text:style-name="Standard"><text:tab/><text:tab/><text:tab/>- Tạo luồng lắng nghe yêu cầu</text:p>
      <text:p text:style-name="Standard"><text:tab/><text:tab/><text:tab/>- Tạo luồng cho phép người dùng nhập file cần tải</text:p>
      <text:p text:style-name="Standard"/>
      <text:p text:style-name="Standard"/>
      <text:p text:style-name="Heading_20_2"><text:bookmark text:name="_dhtq1tu7zgnc"/>QUÁ TRÌNH THỰC HIỆN TẢI:</text:p>
      <text:p text:style-name="Standard"/>
      <text:p text:style-name="Standard">1. PEER:<text:tab/><text:tab/>- Gửi yêu cầu tìm file đến SERVER INDEX (<text:span text:style-name="T1">filename</text:span>)</text:p>
      <text:p text:style-name="Standard"/>
      <text:p text:style-name="Standard">2. SERVER INDEX: <text:tab/></text:p>
      <text:p text:style-name="P1">- Nhận và tìm kiếm các peer có chứa file được yêu cầu và gửi lại kết quả (<text:span text:style-name="T1">filesize</text:span>/<text:span text:style-name="T1">ip</text:span>/<text:span text:style-name="T1">port</text:span>/<text:span text:style-name="T1">ip</text:span>/<text:span text:style-name="T1">port</text:span>/.....) filesize = 0 tức là không tồn tại file.</text:p>
      <text:p text:style-name="P1"/>
      <text:p text:style-name="Standard">3. PEER:<text:tab/><text:tab/></text:p>
      <text:p text:style-name="P1">- Tiến hành gửi yêu cầu tải file (<text:span text:style-name="T1">filename</text:span>) tới các peer, lọc ra các peer đã offline hoặc không còn chứa file cần tải nữa.</text:p>
      <text:p text:style-name="P1">- Nếu file quá nhỏ, tải trực tiếp từ 1 peer (<text:span text:style-name="T1">0</text:span>,<text:span text:style-name="T1">filesize</text:span>), nếu không, chia kích thước file theo tỉ lệ (<text:span text:style-name="T1">1</text:span>/<text:span text:style-name="T1">denominator</text:span>), dùng phần data đó chia đều cho các peer để tải về, đồng thời đo thời gian tải của từng peer.(<text:span text:style-name="T1">byteStart</text:span>,<text:span text:style-name="T1">byteEnd</text:span>). (tạo thành các luồng khác nhau để tải đồng thời)</text:p>
      <text:p text:style-name="P1">- Dựa vào thời gian tải của phần đầu tiên để tiến hành phân bố lượng data cần tải cho các peer, tiếp tục tải nốt phần còn lại (<text:span text:style-name="T1">byteStart</text:span>,<text:span text:style-name="T1">byteEnd</text:span>). (tạo thành các luồng khác nhau để tải đồng thời).</text:p>
      <text:p text:style-name="P1">- Thực hiện nối các mảnh dữ liệu và ghi vào file</text:p>
      <text:p text:style-name="P2">- Cập nhật lại danh sách file lên máy chủ.</text:p>
      <text:p text:style-name="Heading_20_1">II. THUẬT TOÁN</text:p>
      <text:p text:style-name="P3"/>
      <text:p text:style-name="P4"><text:span text:style-name="T3">1.</text:span> <text:span text:style-name="T2">Cách chia data cho các luồng phụ thuộc vào băng thông</text:span>:</text:p>
      <text:p text:style-name="P5"><text:soft-page-break/>Cho thời gian tải của các socket s1, s2, s3,... ở lần 1 (mỗi socket tải một lượng giống nhau <text:span text:style-name="T3">A</text:span>) lần lượt là t1, t2, t3,...(ms)</text:p>
      <text:p text:style-name="P5"/>
      <text:p text:style-name="P5">=&gt; Mỗi ms tại các socket tải được: <text:span text:style-name="T3">A</text:span>/s1, <text:span text:style-name="T3"><text:s/>A</text:span>/s2, <text:s/><text:span text:style-name="T3">A</text:span>/s3,.:. </text:p>
      <text:p text:style-name="P5">Tổng 1 ms, các socket download được: <text:s/><text:span text:style-name="T3">A</text:span>/s1 + <text:span text:style-name="T3"><text:s/>A</text:span>/s2 + <text:s/><text:span text:style-name="T3">A</text:span>/s3 + ...</text:p>
      <text:p text:style-name="P5"/>
      <text:p text:style-name="P5">=&gt; Số data dành cho luồn 1 theo tỉ lệ: </text:p>
      <text:p text:style-name="P5">1/ A/s1 / (<text:span text:style-name="T3">A</text:span>/s1 + <text:span text:style-name="T3"><text:s/>A</text:span>/s2 + <text:s/><text:span text:style-name="T3">A</text:span>/s3 + ...) = 1 / 1/s1 / (<text:span text:style-name="T3">1</text:span>/s1 + <text:span text:style-name="T3"><text:s/>1</text:span>/s2 + <text:s/><text:span text:style-name="T3">1</text:span>/s3 + ...) </text:p>
      <text:p text:style-name="P5"/>
      <text:p text:style-name="P4"/>
      <text:p text:style-name="P4"/>
      <text:p text:style-name="Heading_20_2"><text:bookmark text:name="_z9tn0a6c7y6e"/>III. THỰC NGHIỆM:</text:p>
      <text:p text:style-name="Standard"><text:tab/>- Đã thử với file từ 1byte -&gt; 600 MB</text:p>
      <text:p text:style-name="P8"/>
      <text:p text:style-name="P8"><text:line-break/><text:line-break/><text:span text:style-name="T4">Link Github: <text:s/>https://github.com/son2face/NetworkProgamm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01-05T15:27:45.412726889</dc:date>
    <meta:editing-duration>PT1H50M19S</meta:editing-duration>
    <meta:editing-cycles>3</meta:editing-cycles>
    <meta:document-statistic meta:table-count="0" meta:image-count="0" meta:object-count="0" meta:page-count="3" meta:paragraph-count="31" meta:word-count="393" meta:character-count="1933" meta:non-whitespace-character-count="1536"/>
  </office:meta>
</office:document-meta>
</file>